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size="10.5pt" officeooo:rsid="001cd119" officeooo:paragraph-rsid="001cd119" style:font-size-asian="10.5pt" style:font-size-complex="10.5pt"/>
    </style:style>
    <style:style style:name="P2" style:family="paragraph" style:parent-style-name="Standard">
      <style:text-properties style:font-name="DejaVu Sans" fo:font-size="10.5pt" officeooo:rsid="001d5d28" officeooo:paragraph-rsid="001d5d28" style:font-size-asian="10.5pt" style:font-size-complex="10.5pt"/>
    </style:style>
    <style:style style:name="P3" style:family="paragraph" style:parent-style-name="Standard">
      <style:text-properties style:font-name="DejaVu Sans" fo:font-size="10.5pt" officeooo:rsid="001d20f1" officeooo:paragraph-rsid="001d20f1" style:font-size-asian="10.5pt" style:font-size-complex="10.5pt"/>
    </style:style>
    <style:style style:name="P4" style:family="paragraph" style:parent-style-name="Standard">
      <style:text-properties style:font-name="DejaVu Sans" fo:font-size="10.5pt" officeooo:rsid="001fded3" officeooo:paragraph-rsid="001fded3" style:font-size-asian="10.5pt" style:font-size-complex="10.5pt"/>
    </style:style>
    <style:style style:name="P5" style:family="paragraph" style:parent-style-name="Standard">
      <style:text-properties style:font-name="DejaVu Sans" fo:font-size="10.5pt" officeooo:rsid="002167be" officeooo:paragraph-rsid="002167be" style:font-size-asian="10.5pt" style:font-size-complex="10.5pt"/>
    </style:style>
    <style:style style:name="P6" style:family="paragraph" style:parent-style-name="Standard">
      <style:text-properties style:font-name="DejaVu Sans" fo:font-size="11pt" style:text-underline-style="solid" style:text-underline-width="auto" style:text-underline-color="font-color" fo:font-weight="bold" officeooo:rsid="001cd119" officeooo:paragraph-rsid="001cd119" style:font-size-asian="11pt" style:font-weight-asian="bold" style:font-size-complex="11pt" style:font-weight-complex="bold"/>
    </style:style>
    <style:style style:name="P7" style:family="paragraph" style:parent-style-name="Standard">
      <style:text-properties style:font-name="DejaVu Sans" fo:font-size="11pt" fo:font-style="italic" officeooo:rsid="001cd119" officeooo:paragraph-rsid="001cd119" style:font-size-asian="11pt" style:font-style-asian="italic" style:font-size-complex="11pt" style:font-style-complex="italic"/>
    </style:style>
    <style:style style:name="P8" style:family="paragraph" style:parent-style-name="Standard">
      <style:text-properties style:font-name="DejaVu Sans" fo:font-size="11pt" officeooo:rsid="001cd119" officeooo:paragraph-rsid="001cd119" style:font-size-asian="11pt" style:font-size-complex="11pt"/>
    </style:style>
    <style:style style:name="P9" style:family="paragraph" style:parent-style-name="Standard" style:list-style-name="L1">
      <style:text-properties style:font-name="DejaVu Sans" fo:font-size="10.5pt" officeooo:rsid="001cd119" officeooo:paragraph-rsid="001cd119" style:font-size-asian="10.5pt" style:font-size-complex="10.5pt"/>
    </style:style>
    <style:style style:name="T1" style:family="text">
      <style:text-properties officeooo:rsid="001d20f1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d5d28"/>
    </style:style>
    <style:style style:name="T4" style:family="text">
      <style:text-properties officeooo:rsid="001d976a"/>
    </style:style>
    <style:style style:name="T5" style:family="text">
      <style:text-properties officeooo:rsid="001fded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NWEN 302 Lab Two</text:p>
      <text:p text:style-name="P7">Kandice McLean </text:p>
      <text:p text:style-name="P7">300138073</text:p>
      <text:p text:style-name="P8"/>
      <text:p text:style-name="P1"/>
      <text:p text:style-name="P1">My <text:span text:style-name="T1">implementation</text:span> of the ARP component successfully meets the following requirements:</text:p>
      <text:p text:style-name="P1"/>
      <text:list xml:id="list6165981465828825202" text:style-name="L1">
        <text:list-item>
          <text:p text:style-name="P9">The ARP table is filled within 30s<text:span text:style-name="T5"> (dependant on map size)</text:span></text:p>
        </text:list-item>
        <text:list-item>
          <text:p text:style-name="P9">ARP requests are only sent if the entry does not exist in the address table</text:p>
        </text:list-item>
        <text:list-item>
          <text:p text:style-name="P9">ARP packet header has standard header values as defined by <text:span text:style-name="T2">https://en.wikipedia.org/wiki/Address_Resolution_Protocol</text:span></text:p>
        </text:list-item>
        <text:list-item>
          <text:p text:style-name="P9">The ARP table is updated whenever the nodes receive a message from another node that is not yet in the address table, whether it is reply or request</text:p>
        </text:list-item>
        <text:list-item>
          <text:p text:style-name="P9">ARP entries time out</text:p>
        </text:list-item>
        <text:list-item>
          <text:p text:style-name="P9">ARP table is of limited size</text:p>
        </text:list-item>
      </text:list>
      <text:p text:style-name="P1"/>
      <text:p text:style-name="P1">Creating the ARP packets and packet header was very easy, because it is similar to the last lab except this time I defined the packet myself to fit with the cnet definitions of addresses. </text:p>
      <text:p text:style-name="P1"/>
      <text:p text:style-name="P2">I didn't have any problems with implementing the fixed size <text:span text:style-name="T4">as I designed the program to deal with that situation from the start. I used LRU queueing system to update the table.</text:span></text:p>
      <text:p text:style-name="P1"/>
      <text:p text:style-name="P3">Implementing the time-out function was the most difficult aspect of this lab. I first tried to implement this using a counter, but it resulted in uneven results across each node.<text:span text:style-name="T5"> After checking the API I found that each node contains a time variable in nodeinfo, so I used this, and created an EXPIRY definition in arp.h. If the current time of the node minus the time stored in the struct is more than/equal to the EXPIRY then the address is considered old and is deleted. </text:span>The best way I could think of doing this was to check them each time a message is received, so the call to clear the table is in ethernet.<text:span text:style-name="T3">c</text:span>.</text:p>
      <text:p text:style-name="P3"/>
      <text:p text:style-name="P2">I defined two different data structures in this program. I made the structures as simple as possible, to reduce the possibility of serious errors in the program.</text:p>
      <text:p text:style-name="P2"/>
      <text:p text:style-name="P2">The map structure has three variables, a MAC address, ip address and a timestamp. </text:p>
      <text:p text:style-name="P2"/>
      <text:p text:style-name="P2">The arphdr structure is defined like a standard arp header, and the variables use data types that are the same size as the variable they are representing, such as using an unsigned short for HTYPE which is 2 bytes (unsigned as HTYPE will never be a negative number). Keeping the size of the arp header structure matched to the defined sizes in an arp header made casting packets into an arp header very simple.</text:p>
      <text:p text:style-name="P2"/>
      <text:p text:style-name="P4">I have allowed ip.c to drop packets it cannot find the M.A.C address for. This is how ARP is implemented on Linux systems in real life so I decided it was best to make the simulation match this.</text:p>
      <text:p text:style-name="P4"/>
      <text:p text:style-name="P5">The arp_accept function boolean logic could be simplified to make it cleaner to read and more efficient. Other than that I don't think this implementation needs any big improvements as everything works as it should in the cnet simulation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AR PL SungtiL GB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AR PL SungtiL GB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44:01.485371388</meta:creation-date>
    <dc:date>2016-08-31T13:04:25.425887557</dc:date>
    <meta:editing-duration>PT18M2S</meta:editing-duration>
    <meta:editing-cycles>5</meta:editing-cycles>
    <meta:generator>LibreOffice/5.1.4.2$Linux_X86_64 LibreOffice_project/f99d75f39f1c57ebdd7ffc5f42867c12031db97a</meta:generator>
    <meta:document-statistic meta:table-count="0" meta:image-count="0" meta:object-count="0" meta:page-count="1" meta:paragraph-count="18" meta:word-count="471" meta:character-count="2640" meta:non-whitespace-character-count="2190"/>
  </office:meta>
</office:document-meta>
</file>